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8b2e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margin-top="1cm" fo:margin-bottom="0.101cm" style:contextual-spacing="false" fo:line-height="100%" fo:text-align="center" style:justify-single-word="false" fo:text-indent="0cm" style:auto-text-indent="false"/>
      <style:text-properties style:font-name="Chantelli Antiqua" fo:font-size="14pt" fo:font-weight="normal" officeooo:rsid="00196715" officeooo:paragraph-rsid="0059537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808080" loext:opacity="100%" style:font-name="UpperEastSide1" fo:font-size="66pt" fo:letter-spacing="0.282cm" fo:font-weight="normal" officeooo:rsid="00251128" officeooo:paragraph-rsid="00251128" style:font-size-asian="66pt" style:font-weight-asian="normal" style:font-size-complex="66pt" style:font-weight-complex="normal"/>
    </style:style>
    <style:style style:name="P4" style:family="paragraph">
      <style:paragraph-properties fo:text-align="center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5" style:family="paragraph">
      <loext:graphic-properties draw:fill="solid" draw:fill-color="#fffaf0"/>
      <style:paragraph-properties fo:text-align="center" style:writing-mode="lr-tb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6" style:family="paragraph">
      <loext:graphic-properties draw:fill-color="#dcdcdc"/>
      <style:paragraph-properties fo:text-align="center"/>
    </style:style>
    <style:style style:name="T1" style:family="text">
      <style:text-properties officeooo:rsid="0019a8b7"/>
    </style:style>
    <style:style style:name="T2" style:family="text"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cdcdc" draw:fill="solid" draw:fill-color="#fffaf0" draw:textarea-horizontal-align="justify" draw:textarea-vertical-align="middle" draw:auto-grow-height="false" fo:min-height="4.912cm" fo:min-width="6.493cm" draw:shadow="visible" draw:shadow-offset-x="0.101cm" draw:shadow-offset-y="0.101cm" draw:shadow-color="#dcdcdc" style:writing-mode="lr-tb" loext:decorative="false" style:run-through="foreground"/>
      <style:paragraph-properties style:writing-mode="lr-tb"/>
    </style:style>
    <style:style style:name="gr3" style:family="graphic">
      <style:graphic-properties draw:stroke="dash" draw:stroke-dash="Dash" svg:stroke-width="0.081cm" svg:stroke-color="#dcdcdc" draw:marker-start-width="0.474cm" draw:marker-end-width="0.474cm" svg:stroke-linecap="butt" draw:fill-color="#dcdcdc" draw:textarea-horizontal-align="center" draw:textarea-vertical-align="middle" fo:padding-top="0.041cm" fo:padding-bottom="0.041cm" fo:padding-left="0.041cm" fo:padding-right="0.041cm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DrawObject1" draw:style-name="gr1"><draw:custom-shape draw:name="Shape 1" draw:style-name="gr2" draw:text-style-name="P5" svg:width="9.182cm" svg:height="6.945cm" svg:x="3.965cm" svg:y="0.437cm"><text:p text:style-name="P4"><text:span text:style-name="T2">Life</text:span></text:p><text:p text:style-name="P4"><text:span text:style-name="T2">Diary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Horizontal line 1" draw:style-name="gr3" draw:text-style-name="P6" svg:x1="5.761cm" svg:y1="4.057cm" svg:x2="11.264cm" svg:y2="4.057cm"><text:p/></draw:line></draw:g></text:p>
      <text:p text:style-name="P3"><text:span text:style-name="T1">L</text:span>ife<text:line-break/>Diary</text:p>
      <text:p text:style-name="P2"><draw:frame draw:style-name="fr1" draw:name="Object1" text:anchor-type="paragraph" svg:x="0.762cm" svg:y="1.528cm" svg:width="15.162cm" svg:height="15.522cm" draw:z-index="1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styles>
    <draw:stroke-dash draw:name="Dash" draw:style="rect" draw:dots1="1" draw:dots1-length="170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  <style:text-properties style:font-name="Chantelli Antiqua1" fo:font-family="'Chantelli Antiqua'" style:font-style-name="Regular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1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ZA">
      <number:year number:style="long"/>
      <number:text> </number:text>
      <number:quarter/>
    </number:date-style>
    <number:date-style style:name="N10122" number:language="en" number:country="ZA">
      <number:text>week </number:text>
      <number:week-of-year/>
      <number:text> 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12-06T10:16:47.971797081</dc:date>
    <meta:editing-duration>PT5H3M25S</meta:editing-duration>
    <meta:editing-cycles>61</meta:editing-cycles>
    <meta:generator>LibreOffice/7.6.2.1$Linux_X86_64 LibreOffice_project/56f7684011345957bbf33a7ee678afaf4d2ba333</meta:generator>
    <meta:print-date>2023-12-06T10:16:39.236959160</meta:print-date>
    <meta:printed-by>PDF files</meta:printed-by>
    <meta:document-statistic meta:table-count="0" meta:image-count="0" meta:object-count="1" meta:page-count="1" meta:paragraph-count="2" meta:word-count="2" meta:character-count="11" meta:non-whitespace-character-count="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9.0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528cm" fo:break-before="auto" style:use-optimal-row-height="false"/>
    </style:style>
    <style:style style:name="ro2" style:family="table-row">
      <style:table-row-properties style:row-height="2.0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0">
      <style:table-cell-properties style:text-align-source="fix" style:repeat-content="false" style:vertical-align="middle"/>
      <style:paragraph-properties fo:text-align="center"/>
      <style:text-properties style:font-name="Chantelli Antiqua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hantelli Antiqua" fo:font-size="24pt" style:font-size-asian="24pt" style:font-size-complex="24pt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center" fo:margin-left="0cm"/>
      <style:text-properties fo:color="#dddddd"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able-cell-properties fo:border="none"/>
      <style:text-properties style:font-name="Chantelli Antiqua"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table:formula="of:=[.A7]" office:value-type="date" office:date-value="2024-01-04" calcext:value-type="date" table:number-columns-spanned="2" table:number-rows-spanned="1">
            <text:p>2024 Q1</text:p>
          </table:table-cell>
          <table:covered-table-cell table:style-name="Default"/>
        </table:table-row>
        <table:table-row table:style-name="ro2">
          <table:table-cell table:formula="of:=[.A1]" office:value-type="date" office:date-value="2024-01-04" calcext:value-type="date">
            <text:p>week 1</text:p>
          </table:table-cell>
          <table:table-cell office:value-type="string" calcext:value-type="string">
            <text:p>__________________</text:p>
          </table:table-cell>
        </table:table-row>
        <table:table-row table:style-name="ro2">
          <table:table-cell table:formula="of:=[.A2]+7" office:value-type="date" office:date-value="2024-01-11" calcext:value-type="date">
            <text:p>week 2</text:p>
          </table:table-cell>
          <table:table-cell office:value-type="string" calcext:value-type="string">
            <text:p>__________________</text:p>
          </table:table-cell>
        </table:table-row>
        <table:table-row table:style-name="ro2">
          <table:table-cell table:formula="of:=[.A3]+7" office:value-type="date" office:date-value="2024-01-18" calcext:value-type="date">
            <text:p>week 3</text:p>
          </table:table-cell>
          <table:table-cell office:value-type="string" calcext:value-type="string">
            <text:p>__________________</text:p>
          </table:table-cell>
        </table:table-row>
        <table:table-row table:style-name="ro2">
          <table:table-cell table:formula="of:=[.A4]+7" office:value-type="date" office:date-value="2024-01-25" calcext:value-type="date">
            <text:p>week 4</text:p>
          </table:table-cell>
          <table:table-cell office:value-type="string" calcext:value-type="string">
            <text:p>__________________</text:p>
          </table:table-cell>
        </table:table-row>
        <table:table-row table:style-name="ro2">
          <table:table-cell table:formula="of:=[.A5]+7" office:value-type="date" office:date-value="2024-02-01" calcext:value-type="date">
            <text:p>week 5</text:p>
          </table:table-cell>
          <table:table-cell office:value-type="string" calcext:value-type="string">
            <text:p>__________________</text:p>
          </table:table-cell>
        </table:table-row>
        <table:table-row table:style-name="ro3">
          <table:table-cell table:style-name="ce3" office:value-type="date" office:date-value="2024-01-04" calcext:value-type="date">
            <text:p>2024-01-04</text:p>
          </table:table-cell>
          <table: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text>week </number:text>
      <number:week-of-year/>
    </number:date-style>
    <number:date-style style:name="N120">
      <number:year number:style="long"/>
      <number:text> </number:text>
      <number:quarte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0:15:54.598813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